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800000223C7397F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00cc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f6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Fine_20_Dashed" svg:stroke-width="0.053cm" svg:stroke-color="#ff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5.611cm" svg:height="14.472cm" svg:x="1.297cm" svg:y="3.32cm">
          <draw:image xlink:href="Pictures/10000000000003C800000223C7397F3D.png" xlink:type="simple" xlink:show="embed" xlink:actuate="onLoad">
            <text:p/>
          </draw:image>
        </draw:frame>
        <draw:line draw:style-name="gr2" draw:text-style-name="P1" draw:layer="layout" svg:x1="16.4cm" svg:y1="15.4cm" svg:x2="23.6cm" svg:y2="15.4cm">
          <text:p/>
        </draw:line>
        <draw:line draw:style-name="gr3" draw:text-style-name="P1" draw:layer="layout" svg:x1="16.4cm" svg:y1="12.4cm" svg:x2="23.6cm" svg:y2="12.4cm">
          <text:p/>
        </draw:line>
        <draw:line draw:style-name="gr4" draw:text-style-name="P1" draw:layer="layout" svg:x1="16.5cm" svg:y1="16.2cm" svg:x2="23.7cm" svg:y2="16.2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il Mabrouk</meta:initial-creator>
    <meta:creation-date>2024-01-24T09:09:10.45</meta:creation-date>
    <meta:editing-duration>PT48M49S</meta:editing-duration>
    <meta:editing-cycles>2</meta:editing-cycles>
    <dc:date>2024-01-24T10:13:09.78</dc:date>
    <dc:creator>Nabil Mabrouk</dc:creator>
    <meta:document-statistic meta:object-count="27"/>
    <meta:generator>OpenOffice/4.1.14$Win32 OpenOffice.org_project/4114m1$Build-9811</meta:generator>
  </office:meta>
</office:document-meta>
</file>